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erverHttpResponse.getNati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ResponseTests.writeWithMono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ResponseTests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HttpResponseTests.beforeCommitActionWith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erHttpResponseTests.beforeCommitErrorShouldLeaveResponseNot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rverHttpResponseTests.wrap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ResponseTests.write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ServerHttpResponse.writeWithInternal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erverHttpResponse.appl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erverHttpResponse.writeAndFlushWithInternal( Publisher &lt; ? extends Publisher &lt; ? extends DataBuffer &gt; &gt; bodyWith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HttpResponseTests.monoResponseShouldNotLeakIf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erHttpResponseTests.beforeCommitWith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erHttpResponseTests.writeWithError( Publisher &lt;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ServerHttpResponse.apply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ResponseTests.writeWithFlux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ResponseTests.writeAndFlushWithFluxOfDefaultData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ServerHttpResponse.TestServerHttp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erverHttpResponse.apply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